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</office:automatic-styles>
  <office:body>
    <office:text text:use-soft-page-breaks="true">
      <text:p text:style-name="P1">DOCUMENTAZIONE PROGETTAZIONE CONCETTUALE</text:p>
      <text:p text:style-name="Sottotitolo">a corredo dello schema concettuale</text:p>
      <text:h text:style-name="Titolo1" text:outline-level="1">Vincoli di integrità</text:h>
      <text:h text:style-name="Titolo3" text:outline-level="3">Entità InsubriaMails</text:h>
      <text:list text:style-name="LFO1" text:continue-numbering="true">
        <text:list-item>
          <text:p text:style-name="P2">email: string, identificatore minimale dell'entità. Attributo obbligatorio e monovalore.</text:p>
        </text:list-item>
        <text:list-item>
          <text:p text:style-name="P3">password: string,<text:s/>obbligatorio e monovalore.</text:p>
        </text:list-item>
      </text:list>
      <text:p text:style-name="Textbody">Partecipa all'associazione binaria own, con cardinalità (1,1) quindi ogni istanza di InsubriaMails partecipa ad una ed una sola istanza di own. La seconda entità che partecipa all'associazione è Admin, in particolare con cardinalità (0,1), ossia ogni sua istanza può partecipare massimo a un'istanza di own.</text:p>
      <text:h text:style-name="Titolo3" text:outline-level="3">Entità Users</text:h>
      <text:list text:style-name="LFO2" text:continue-numbering="true">
        <text:list-item>
          <text:p text:style-name="P4">id: string, identificatore interno e semplice dell'entità. Attributo obbligatorio e monovalore.</text:p>
        </text:list-item>
        <text:list-item>
          <text:p text:style-name="P5">nickname: string, obbligatorio e monovalore.</text:p>
        </text:list-item>
        <text:list-item>
          <text:p text:style-name="P6">email: string, obbligatorio e monovalore.</text:p>
        </text:list-item>
      </text:list>
      <text:p text:style-name="Textbody">nickname e email sono un identificatore interno e composto.</text:p>
      <text:list text:style-name="LFO3" text:continue-numbering="true">
        <text:list-item>
          <text:p text:style-name="P7">name: string, obbligatorio e monovalore.</text:p>
        </text:list-item>
        <text:list-item>
          <text:p text:style-name="P8">surname: string, obbligatorio e monovalore.</text:p>
        </text:list-item>
        <text:list-item>
          <text:p text:style-name="P9">password: stirng, obbligatorio e monovalore.</text:p>
        </text:list-item>
      </text:list>
      <text:p text:style-name="Textbody">Partecipa all'associazione binaria observed, con cardinalità (0,n) quindi ogni istanza di Users può partecipare ad un numero qualsiasi di istanze di observed, anche nessuna. La seconda entità che partecipa all'associazione è l'entità Manches, in particolare vi partecipa con cardinalità (0,n), allo stesso modo di Users.</text:p>
      <text:p text:style-name="Textbody">Le entità Admin e Player possiedono due identificatori esterni, di cui uno semplice e uno composto. Il primo è l'attributo id dell'entità Users, mentre il secondo è formato dagli attributi nickname e email della medesima entità.</text:p>
      <text:h text:style-name="Titolo3" text:outline-level="3">Entità Moves</text:h>
      <text:list text:style-name="LFO4" text:continue-numbering="true">
        <text:list-item>
          <text:p text:style-name="P10">moveType: {consonante, vocale, "perde", "errore", "passa", "jolly", "soluzione"}, obbligatorio e monovalore.</text:p>
        </text:list-item>
        <text:list-item>
          <text:p text:style-name="P11">outcome: {0,-1}, obbligatorio e monovalore.</text:p>
        </text:list-item>
      </text:list>
      <text:p text:style-name="Textbody">Partecipa alle seguenti associazioni binarie:</text:p>
      <text:list text:style-name="LFO5" text:continue-numbering="true">
        <text:list-item>
          <text:p text:style-name="P12">contain, con cardinalità (1,1), quindi ogni<text:s/>istanza di Moves deve obbligatoriamente partecipare ad una ed una sola istanza dell'associazione. La seconda entità che partecipa all'associazione è l'entità Manches, in particolare vi partecipa con cardinalità (0,n), perciò ogni sua istanza può partecipare ad un numero qualsiasi di istanze di contain, anche nessuna.</text:p>
        </text:list-item>
        <text:list-item>
          <text:p text:style-name="P13">made, insieme all'entità Player e con le medesime cardinalità della precedente associazione, ossia (1,1) per Moves e (0,n) per Player.</text:p>
        </text:list-item>
      </text:list>
      <text:h text:style-name="Titolo3" text:outline-level="3">Entità Matches</text:h>
      <text:list text:style-name="LFO6" text:continue-numbering="true">
        <text:list-item>
          <text:p text:style-name="P14">id: string, identificatore interno e semplice dell'entità. Attributo obbligatorio e monovalore.</text:p>
        </text:list-item>
        <text:list-item>
          <text:p text:style-name="P15">date:<text:s/>string, obbligatorio e monovalore.</text:p>
        </text:list-item>
        <text:list-item>
          <text:p text:style-name="P16">time:<text:s/>string, obbligatorio e monovalore.</text:p>
        </text:list-item>
      </text:list>
      <text:p text:style-name="Textbody">Partecipa alle seguenti associazioni binarie:</text:p>
      <text:list text:style-name="LFO7" text:continue-numbering="true">
        <text:list-item>
          <text:p text:style-name="P17">won, con cardinalità (0,1) quindi ogni istanza di Matches può partecipare al massimo ad una sola istanza di won. L'altra partecipante è l'entità Player con cardinalità (0,n) perciò senza particolari vincoli per quanto riguarda il numero minimo o massimo di istanze.<text:line-break/>Tale associazione contiene un attributo amount, di dominio int.</text:p>
        </text:list-item>
        <text:list-item>
          <text:p text:style-name="P18">is made of, con cardinalità (1,5), ciò significa che ogni sua istanza deve obbligatoriamente partecipare a massimo cinque istanze dell'associazione. L'altra partecipante è l'associazione Manches, con cardinalità (1,1), quindi ogni sua istanza deve partecipare a<text:s/>una e una sola istanza di is made of.</text:p>
        </text:list-item>
      </text:list>
      <text:h text:style-name="Titolo3" text:outline-level="3">Entità Phrase</text:h>
      <text:list text:style-name="LFO8" text:continue-numbering="true">
        <text:list-item>
          <text:p text:style-name="P19">phrase: string, identificatore interno e semplice. Attributo obbligatorio e monovalore.</text:p>
        </text:list-item>
        <text:list-item>
          <text:p text:style-name="P20">theme: string, obbligatorio e monovalore.</text:p>
        </text:list-item>
      </text:list>
      <text:p text:style-name="Textbody">Partecipa all'associazione binaria use con cardinalità (0,1), quindi ogni<text:s/>sua istanza può partecipare massimo ad una ed una sola istanza dell'associazione. L'altra entità che partecipa a use è Manches con cardinalità (1,1), perciò ogni sua istanza deve partecipare ad una ed una sola istanza di use.</text:p>
      <text:h text:style-name="Titolo3" text:outline-level="3">Entità Manches</text:h>
      <text:list text:style-name="LFO9" text:continue-numbering="true">
        <text:list-item>
          <text:p text:style-name="P21">number: int, obbligatorio e monovalore.</text:p>
        </text:list-item>
      </text:list>
      <text:p text:style-name="Textbody">Possiede un identificatore misto composto da tre attriburi: number, id appartenente all'entità Matches e phrase, dell'entità Phrases.</text:p>
      <text:p text:style-name="Textbody">Oltre alle associazioni già descritte, Manches partecipa inoltre a:</text:p>
      <text:list text:style-name="LFO10" text:continue-numbering="true">
        <text:list-item>
          <text:p text:style-name="P22">won con cardinalità (0,1), cioè ogni istanza di Manches può partecipare a massimo una istanza di won, insieme all'entità Player con (0,n), ossia senza particolari vincoli. Inoltre won possiede anche l'attributo amount, di dominio int.</text:p>
        </text:list-item>
        <text:list-item>
          <text:p text:style-name="P23">played con cardinalità (3,3), perciò ogni istanza<text:s/>della corrente entità deve partecipare per tre volte a non più di tre istanze di played. Vi partecipa insieme all'entità Player, la quale è partecipe con cardinalità (0,n), come nella precedente.</text:p>
        </text:list-item>
      </text:list>
      <text:h text:style-name="Titolo1" text:outline-level="1">Generalizzazione</text:h>
      <text:p text:style-name="Textbody">è presente una gerarchia di generalizzazione che coinvolge le entità Users, padre, Player e Admin, figli. In particolare, questa è totale ed esclusiva in quanto ogni istanza del padre è istanza di una e una sola entità figl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e Rotoloni</dc:creator>
    <meta:creation-date>2019-08-09T22:22:00Z</meta:creation-date>
    <dc:date>2019-08-21T14:59:00Z</dc:date>
    <meta:template xlink:href="Normal.dotm" xlink:type="simple"/>
    <meta:editing-cycles>5</meta:editing-cycles>
    <meta:editing-duration>PT2400S</meta:editing-duration>
    <meta:document-statistic meta:page-count="1" meta:paragraph-count="8" meta:word-count="671" meta:character-count="4493" meta:row-count="31" meta:non-whitespace-character-count="3830"/>
  </office:meta>
</office:document-meta>
</file>